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582b9" officeooo:paragraph-rsid="000582b9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gt;&gt;&gt; 100</text:p>
      <text:p text:style-name="Standard">100</text:p>
      <text:p text:style-name="Standard">&gt;&gt;&gt; a=100</text:p>
      <text:p text:style-name="Standard">&gt;&gt;&gt; a</text:p>
      <text:p text:style-name="Standard">100</text:p>
      <text:p text:style-name="Standard">&gt;&gt;&gt; a/b</text:p>
      <text:p text:style-name="Standard">Traceback (most recent call last):</text:p>
      <text:p text:style-name="Standard"><text:s text:c="2"/>File "&lt;stdin&gt;", line 1, in &lt;module&gt;</text:p>
      <text:p text:style-name="Standard">NameError: name 'b' is not defined</text:p>
      <text:p text:style-name="Standard">&gt;&gt;&gt; a=100</text:p>
      <text:p text:style-name="Standard">&gt;&gt;&gt; a</text:p>
      <text:p text:style-name="Standard">100</text:p>
      <text:p text:style-name="Standard">&gt;&gt;&gt; a/b</text:p>
      <text:p text:style-name="Standard">Traceback (most recent call last):</text:p>
      <text:p text:style-name="Standard"><text:s text:c="2"/>File "&lt;stdin&gt;", line 1, in &lt;module&gt;</text:p>
      <text:p text:style-name="Standard">NameError: name 'b' is not defined</text:p>
      <text:p text:style-name="Standard">&gt;&gt;&gt; 5*5</text:p>
      <text:p text:style-name="Standard">25</text:p>
      <text:p text:style-name="Standard">&gt;&gt;&gt; 2/3</text:p>
      <text:p text:style-name="Standard">0.6666666666666666</text:p>
      <text:p text:style-name="Standard">&gt;&gt;&gt; 2//3</text:p>
      <text:p text:style-name="Standard">0</text:p>
      <text:p text:style-name="Standard">&gt;&gt;&gt; 3**5</text:p>
      <text:p text:style-name="Standard">243</text:p>
      <text:p text:style-name="Standard">&gt;&gt;&gt; 3%7</text:p>
      <text:p text:style-name="Standard">3</text:p>
      <text:p text:style-name="Standard">&gt;&gt;&gt; 8%3</text:p>
      <text:p text:style-name="Standard">2</text:p>
      <text:p text:style-name="Standard">&gt;&gt;&gt; 5-9</text:p>
      <text:p text:style-name="Standard">-4</text:p>
      <text:p text:style-name="Standard">&gt;&gt;&gt; 5+7</text:p>
      <text:p text:style-name="Standard">12</text:p>
      <text:p text:style-name="Standard">&gt;&gt;&gt; 5./.6</text:p>
      <text:p text:style-name="Standard">8.333333333333334</text:p>
      <text:p text:style-name="Standard">&gt;&gt;&gt; exit()</text:p>
      <text:p text:style-name="Standard"/>
      <text:p text:style-name="Standard"/>
      <text:p text:style-name="P1"/>
      <text:p text:style-name="P1"/>
      <text:p text:style-name="P1"><text:s text:c="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09:12:38.891844277</meta:creation-date>
    <dc:date>2018-09-26T09:14:56.067116132</dc:date>
    <meta:editing-duration>PT2M17S</meta:editing-duration>
    <meta:editing-cycles>1</meta:editing-cycles>
    <meta:document-statistic meta:table-count="0" meta:image-count="0" meta:object-count="0" meta:page-count="1" meta:paragraph-count="36" meta:word-count="80" meta:character-count="398" meta:non-whitespace-character-count="343"/>
    <meta:generator>LibreOffice/6.0.3.2$Linux_X86_64 LibreOffice_project/00m0$Build-2</meta:generator>
  </office:meta>
</office:document-meta>
</file>